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217b7" officeooo:paragraph-rsid="000217b7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officeooo:rsid="000217b7" officeooo:paragraph-rsid="000217b7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rsid="000217b7" officeooo:paragraph-rsid="000217b7"/>
    </style:style>
    <style:style style:name="P4" style:family="paragraph" style:parent-style-name="Standard" style:list-style-name="L1">
      <style:text-properties officeooo:rsid="00042eb8" officeooo:paragraph-rsid="00042eb8"/>
    </style:style>
    <style:style style:name="P5" style:family="paragraph" style:parent-style-name="Standard" style:list-style-name="L1">
      <style:text-properties officeooo:rsid="00055800" officeooo:paragraph-rsid="00055800"/>
    </style:style>
    <style:style style:name="P6" style:family="paragraph" style:parent-style-name="Standard" style:list-style-name="L1">
      <style:text-properties fo:color="#999999" loext:opacity="100%" fo:font-size="12pt" officeooo:rsid="00055800" officeooo:paragraph-rsid="00055800" style:font-size-asian="12pt" style:font-size-complex="12pt"/>
    </style:style>
    <style:style style:name="P7" style:family="paragraph" style:parent-style-name="Standard" style:list-style-name="L1">
      <style:text-properties officeooo:rsid="00091063" officeooo:paragraph-rsid="00091063"/>
    </style:style>
    <style:style style:name="P8" style:family="paragraph" style:parent-style-name="Standard" style:list-style-name="L1">
      <style:text-properties officeooo:rsid="000791b7" officeooo:paragraph-rsid="000791b7"/>
    </style:style>
    <style:style style:name="P9" style:family="paragraph" style:parent-style-name="Standard" style:list-style-name="L1">
      <style:text-properties officeooo:rsid="000217b7" officeooo:paragraph-rsid="00042eb8"/>
    </style:style>
    <style:style style:name="P10" style:family="paragraph" style:parent-style-name="Standard" style:list-style-name="L2">
      <style:text-properties officeooo:rsid="000217b7" officeooo:paragraph-rsid="000217b7"/>
    </style:style>
    <style:style style:name="P11" style:family="paragraph" style:parent-style-name="Standard" style:list-style-name="L2">
      <style:text-properties officeooo:rsid="00055800" officeooo:paragraph-rsid="00055800"/>
    </style:style>
    <style:style style:name="P12" style:family="paragraph" style:parent-style-name="Standard" style:list-style-name="L2">
      <style:text-properties fo:color="#999999" loext:opacity="100%" fo:font-size="12pt" officeooo:rsid="00055800" officeooo:paragraph-rsid="00055800" style:font-size-asian="12pt" style:font-size-complex="12pt"/>
    </style:style>
    <style:style style:name="P13" style:family="paragraph" style:parent-style-name="Standard" style:list-style-name="L2">
      <style:text-properties officeooo:rsid="00091063" officeooo:paragraph-rsid="00091063"/>
    </style:style>
    <style:style style:name="P14" style:family="paragraph" style:parent-style-name="Standard" style:list-style-name="L2">
      <style:text-properties officeooo:rsid="000791b7" officeooo:paragraph-rsid="000791b7"/>
    </style:style>
    <style:style style:name="P15" style:family="paragraph" style:parent-style-name="Standard" style:list-style-name="L3"/>
    <style:style style:name="P16" style:family="paragraph" style:parent-style-name="Standard" style:list-style-name="L3">
      <style:text-properties officeooo:rsid="00042eb8" officeooo:paragraph-rsid="00042eb8"/>
    </style:style>
    <style:style style:name="P17" style:family="paragraph" style:parent-style-name="Standard" style:list-style-name="L3">
      <style:text-properties officeooo:rsid="00055800" officeooo:paragraph-rsid="00055800"/>
    </style:style>
    <style:style style:name="P18" style:family="paragraph" style:parent-style-name="Standard" style:list-style-name="L3">
      <style:text-properties fo:color="#999999" loext:opacity="100%" fo:font-size="12pt" officeooo:rsid="00055800" officeooo:paragraph-rsid="00055800" style:font-size-asian="12pt" style:font-size-complex="12pt"/>
    </style:style>
    <style:style style:name="P19" style:family="paragraph" style:parent-style-name="Standard" style:list-style-name="L3">
      <style:text-properties officeooo:rsid="00091063" officeooo:paragraph-rsid="00091063"/>
    </style:style>
    <style:style style:name="P20" style:family="paragraph" style:parent-style-name="Standard" style:list-style-name="L3">
      <style:text-properties officeooo:rsid="000791b7" officeooo:paragraph-rsid="000791b7"/>
    </style:style>
    <style:style style:name="P21" style:family="paragraph" style:parent-style-name="Standard" style:list-style-name="L3">
      <style:text-properties officeooo:rsid="000217b7" officeooo:paragraph-rsid="00042eb8"/>
    </style:style>
    <style:style style:name="P22" style:family="paragraph" style:parent-style-name="Standard" style:list-style-name="L4">
      <style:text-properties officeooo:rsid="000217b7" officeooo:paragraph-rsid="000217b7"/>
    </style:style>
    <style:style style:name="P23" style:family="paragraph" style:parent-style-name="Standard" style:list-style-name="L4">
      <style:text-properties officeooo:rsid="00042eb8" officeooo:paragraph-rsid="00042eb8"/>
    </style:style>
    <style:style style:name="P24" style:family="paragraph" style:parent-style-name="Standard" style:list-style-name="L4">
      <style:text-properties officeooo:rsid="00055800" officeooo:paragraph-rsid="00055800"/>
    </style:style>
    <style:style style:name="P25" style:family="paragraph" style:parent-style-name="Standard" style:list-style-name="L4">
      <style:text-properties fo:color="#999999" loext:opacity="100%" fo:font-size="12pt" officeooo:rsid="00055800" officeooo:paragraph-rsid="00055800" style:font-size-asian="12pt" style:font-size-complex="12pt"/>
    </style:style>
    <style:style style:name="P26" style:family="paragraph" style:parent-style-name="Standard" style:list-style-name="L4">
      <style:text-properties officeooo:rsid="00091063" officeooo:paragraph-rsid="00091063"/>
    </style:style>
    <style:style style:name="P27" style:family="paragraph" style:parent-style-name="Standard" style:list-style-name="L4">
      <style:text-properties officeooo:rsid="000791b7" officeooo:paragraph-rsid="000791b7"/>
    </style:style>
    <style:style style:name="P28" style:family="paragraph" style:parent-style-name="Standard" style:list-style-name="L4">
      <style:text-properties officeooo:rsid="000217b7" officeooo:paragraph-rsid="00042eb8"/>
    </style:style>
    <style:style style:name="P29" style:family="paragraph" style:parent-style-name="Standard">
      <style:text-properties officeooo:rsid="000791b7" officeooo:paragraph-rsid="000791b7"/>
    </style:style>
    <style:style style:name="P30" style:family="paragraph" style:parent-style-name="Standard" style:list-style-name="L5">
      <style:text-properties fo:font-weight="bold" officeooo:rsid="000217b7" officeooo:paragraph-rsid="000217b7" style:font-weight-asian="bold" style:font-weight-complex="bold"/>
    </style:style>
    <style:style style:name="P31" style:family="paragraph" style:parent-style-name="Standard" style:list-style-name="L5">
      <style:text-properties officeooo:rsid="0006ea18" officeooo:paragraph-rsid="0006ea18"/>
    </style:style>
    <style:style style:name="P32" style:family="paragraph" style:parent-style-name="Standard" style:list-style-name="L5">
      <style:text-properties fo:color="#999999" loext:opacity="100%" officeooo:rsid="0006ea18" officeooo:paragraph-rsid="0006ea18"/>
    </style:style>
    <style:style style:name="P33" style:family="paragraph" style:parent-style-name="Standard" style:list-style-name="L5">
      <style:text-properties officeooo:rsid="0002d900" officeooo:paragraph-rsid="00055800"/>
    </style:style>
    <style:style style:name="P34" style:family="paragraph" style:parent-style-name="Standard" style:list-style-name="L5">
      <style:text-properties fo:font-weight="bold" officeooo:rsid="0002d900" officeooo:paragraph-rsid="0002d900" style:font-weight-asian="bold" style:font-weight-complex="bold"/>
    </style:style>
    <style:style style:name="P35" style:family="paragraph" style:parent-style-name="Standard" style:list-style-name="L5">
      <style:text-properties officeooo:rsid="0002d900" officeooo:paragraph-rsid="0002d900"/>
    </style:style>
    <style:style style:name="P36" style:family="paragraph" style:parent-style-name="Standard" style:list-style-name="L5">
      <style:text-properties officeooo:rsid="00042eb8" officeooo:paragraph-rsid="00042eb8"/>
    </style:style>
    <style:style style:name="P37" style:family="paragraph" style:parent-style-name="Standard" style:list-style-name="L5">
      <style:text-properties fo:font-weight="bold" officeooo:rsid="000217b7" officeooo:paragraph-rsid="0002d900" style:font-weight-asian="bold" style:font-weight-complex="bold"/>
    </style:style>
    <style:style style:name="P38" style:family="paragraph" style:parent-style-name="Standard" style:list-style-name="L5">
      <style:text-properties fo:color="#999999" loext:opacity="100%" officeooo:rsid="00042eb8" officeooo:paragraph-rsid="00042eb8"/>
    </style:style>
    <style:style style:name="P39" style:family="paragraph" style:parent-style-name="Standard" style:list-style-name="L5">
      <style:text-properties officeooo:rsid="0002d900" officeooo:paragraph-rsid="00042eb8"/>
    </style:style>
    <style:style style:name="P40" style:family="paragraph" style:parent-style-name="Standard" style:list-style-name="L6">
      <style:text-properties fo:font-style="normal" fo:font-weight="bold" officeooo:rsid="000217b7" officeooo:paragraph-rsid="000217b7" style:font-style-asian="normal" style:font-weight-asian="bold" style:font-style-complex="normal" style:font-weight-complex="bold"/>
    </style:style>
    <style:style style:name="P41" style:family="paragraph" style:parent-style-name="Standard" style:list-style-name="L6">
      <style:text-properties officeooo:rsid="000791b7" officeooo:paragraph-rsid="000791b7"/>
    </style:style>
    <style:style style:name="P42" style:family="paragraph" style:parent-style-name="Standard" style:list-style-name="L6">
      <style:text-properties officeooo:rsid="0002d900" officeooo:paragraph-rsid="000791b7"/>
    </style:style>
    <style:style style:name="P43" style:family="paragraph" style:parent-style-name="Standard" style:list-style-name="L6">
      <style:text-properties fo:font-weight="bold" officeooo:rsid="000217b7" officeooo:paragraph-rsid="000217b7" style:font-weight-asian="bold" style:font-weight-complex="bold"/>
    </style:style>
    <style:style style:name="P44" style:family="paragraph" style:parent-style-name="Standard" style:list-style-name="L6">
      <style:text-properties officeooo:rsid="000217b7" officeooo:paragraph-rsid="000217b7"/>
    </style:style>
    <style:style style:name="P45" style:family="paragraph" style:parent-style-name="Standard" style:list-style-name="L6">
      <style:text-properties officeooo:rsid="0002d900" officeooo:paragraph-rsid="0002d900"/>
    </style:style>
    <style:style style:name="P46" style:family="paragraph" style:parent-style-name="Standard" style:list-style-name="L6">
      <style:text-properties fo:color="#999999" loext:opacity="100%" officeooo:rsid="00042eb8" officeooo:paragraph-rsid="00042eb8"/>
    </style:style>
    <style:style style:name="P47" style:family="paragraph" style:parent-style-name="Standard" style:list-style-name="L6">
      <style:text-properties officeooo:rsid="00042eb8" officeooo:paragraph-rsid="00042eb8"/>
    </style:style>
    <style:style style:name="P48" style:family="paragraph" style:parent-style-name="Standard" style:list-style-name="L7">
      <style:text-properties fo:font-weight="bold" officeooo:rsid="000217b7" officeooo:paragraph-rsid="000217b7" style:font-weight-asian="bold" style:font-weight-complex="bold"/>
    </style:style>
    <style:style style:name="P49" style:family="paragraph" style:parent-style-name="Standard" style:list-style-name="L7">
      <style:text-properties officeooo:rsid="0009b486" officeooo:paragraph-rsid="0009b486"/>
    </style:style>
    <style:style style:name="P50" style:family="paragraph" style:parent-style-name="Standard" style:list-style-name="L7">
      <style:text-properties fo:color="#999999" loext:opacity="100%" officeooo:rsid="000a865d" officeooo:paragraph-rsid="000a865d"/>
    </style:style>
    <style:style style:name="P51" style:family="paragraph" style:parent-style-name="Standard" style:list-style-name="L7">
      <style:text-properties fo:color="#999999" loext:opacity="100%" officeooo:rsid="0009b486" officeooo:paragraph-rsid="0009b486"/>
    </style:style>
    <style:style style:name="P52" style:family="paragraph" style:parent-style-name="Standard" style:list-style-name="L7">
      <style:text-properties officeooo:rsid="000a865d" officeooo:paragraph-rsid="000a865d"/>
    </style:style>
    <style:style style:name="P53" style:family="paragraph" style:parent-style-name="Standard" style:list-style-name="L7">
      <style:text-properties officeooo:rsid="00042eb8" officeooo:paragraph-rsid="00042eb8"/>
    </style:style>
    <style:style style:name="P54" style:family="paragraph" style:parent-style-name="Standard" style:list-style-name="L8">
      <style:text-properties fo:font-weight="bold" officeooo:rsid="0002d900" officeooo:paragraph-rsid="000bfd63" style:font-weight-asian="bold" style:font-weight-complex="bold"/>
    </style:style>
    <style:style style:name="P55" style:family="paragraph" style:parent-style-name="Standard" style:list-style-name="L8">
      <style:text-properties officeooo:rsid="000bfd63" officeooo:paragraph-rsid="000bfd63"/>
    </style:style>
    <style:style style:name="P56" style:family="paragraph" style:parent-style-name="Standard" style:list-style-name="L8">
      <style:text-properties officeooo:rsid="0002d900" officeooo:paragraph-rsid="000bfd63"/>
    </style:style>
    <style:style style:name="P57" style:family="paragraph" style:parent-style-name="Standard" style:list-style-name="L8">
      <style:text-properties fo:font-weight="bold" officeooo:rsid="0002d900" officeooo:paragraph-rsid="0002d900" style:font-weight-asian="bold" style:font-weight-complex="bold"/>
    </style:style>
    <style:style style:name="P58" style:family="paragraph" style:parent-style-name="Standard" style:list-style-name="L8">
      <style:text-properties fo:color="#999999" loext:opacity="100%" officeooo:rsid="000bfd63" officeooo:paragraph-rsid="000bfd63"/>
    </style:style>
    <style:style style:name="P59" style:family="paragraph" style:parent-style-name="Standard" style:list-style-name="L8">
      <style:text-properties officeooo:rsid="000c7d12" officeooo:paragraph-rsid="000c7d12"/>
    </style:style>
    <style:style style:name="P60" style:family="paragraph" style:parent-style-name="Standard" style:list-style-name="L8">
      <style:text-properties fo:color="#999999" loext:opacity="100%" officeooo:rsid="000c7d12" officeooo:paragraph-rsid="000c7d12"/>
    </style:style>
    <style:style style:name="P61" style:family="paragraph" style:parent-style-name="Standard" style:list-style-name="L8">
      <style:text-properties officeooo:rsid="00042eb8" officeooo:paragraph-rsid="00042eb8"/>
    </style:style>
    <style:style style:name="P62" style:family="paragraph" style:parent-style-name="Standard">
      <style:text-properties officeooo:rsid="000217b7" officeooo:paragraph-rsid="000217b7"/>
    </style:style>
    <style:style style:name="P63" style:family="paragraph" style:parent-style-name="Standard">
      <style:text-properties fo:font-size="18pt" fo:font-weight="bold" officeooo:rsid="000217b7" officeooo:paragraph-rsid="000217b7" style:font-size-asian="18pt" style:font-weight-asian="bold" style:font-size-complex="18pt" style:font-weight-complex="bold"/>
    </style:style>
    <style:style style:name="P64" style:family="paragraph" style:parent-style-name="Standard">
      <style:text-properties fo:font-size="14pt" fo:font-weight="bold" officeooo:rsid="00055800" officeooo:paragraph-rsid="00055800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tyle="italic" officeooo:rsid="00055800" officeooo:paragraph-rsid="00055800" style:font-style-asian="italic" style:font-style-complex="italic"/>
    </style:style>
    <style:style style:name="P66" style:family="paragraph" style:parent-style-name="Standard" style:list-style-name="L9">
      <style:text-properties fo:font-style="normal" fo:font-weight="bold" officeooo:rsid="00055800" officeooo:paragraph-rsid="00055800" style:font-style-asian="normal" style:font-weight-asian="bold" style:font-style-complex="normal" style:font-weight-complex="bold"/>
    </style:style>
    <style:style style:name="P67" style:family="paragraph" style:parent-style-name="Standard" style:list-style-name="L9">
      <style:text-properties fo:font-style="normal" officeooo:rsid="0006ea18" officeooo:paragraph-rsid="0006ea18" style:font-style-asian="normal" style:font-style-complex="normal"/>
    </style:style>
    <style:style style:name="P68" style:family="paragraph" style:parent-style-name="Standard">
      <style:text-properties fo:font-size="14pt" fo:font-style="normal" fo:font-weight="bold" officeooo:rsid="0006ea18" officeooo:paragraph-rsid="0006ea18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fo:font-style="italic" officeooo:rsid="0006ea18" officeooo:paragraph-rsid="0006ea18" style:font-style-asian="italic" style:font-style-complex="italic"/>
    </style:style>
    <style:style style:name="P70" style:family="paragraph" style:parent-style-name="Standard" style:list-style-name="L10">
      <style:text-properties fo:font-style="normal" fo:font-weight="bold" officeooo:rsid="0006ea18" officeooo:paragraph-rsid="0006ea18" style:font-style-asian="normal" style:font-weight-asian="bold" style:font-style-complex="normal" style:font-weight-complex="bold"/>
    </style:style>
    <style:style style:name="P71" style:family="paragraph" style:parent-style-name="Standard" style:list-style-name="L10">
      <style:text-properties fo:font-style="normal" officeooo:rsid="0006ea18" officeooo:paragraph-rsid="0006ea18" style:font-style-asian="normal" style:font-style-complex="normal"/>
    </style:style>
    <style:style style:name="P72" style:family="paragraph" style:parent-style-name="Standard">
      <style:text-properties fo:font-style="normal" officeooo:rsid="000bfd63" officeooo:paragraph-rsid="000bfd63" style:font-style-asian="normal" style:font-style-complex="normal"/>
    </style:style>
    <style:style style:name="P73" style:family="paragraph" style:parent-style-name="Standard">
      <style:text-properties fo:font-style="italic" officeooo:rsid="000c7d12" officeooo:paragraph-rsid="000c7d12" style:font-style-asian="italic" style:font-style-complex="italic"/>
    </style:style>
    <style:style style:name="T1" style:family="text">
      <style:text-properties officeooo:rsid="00091063"/>
    </style:style>
    <style:style style:name="T2" style:family="text">
      <style:text-properties officeooo:rsid="000791b7"/>
    </style:style>
    <style:style style:name="T3" style:family="text">
      <style:text-properties officeooo:rsid="000217b7"/>
    </style:style>
    <style:style style:name="T4" style:family="text">
      <style:text-properties officeooo:rsid="00042eb8"/>
    </style:style>
    <style:style style:name="T5" style:family="text">
      <style:text-properties officeooo:rsid="00055800"/>
    </style:style>
    <style:style style:name="T6" style:family="text">
      <style:text-properties officeooo:rsid="000bfd63"/>
    </style:style>
    <style:style style:name="T7" style:family="text">
      <style:text-properties officeooo:rsid="0006ea18"/>
    </style:style>
    <style:style style:name="T8" style:family="text">
      <style:text-properties officeooo:rsid="0002d900"/>
    </style:style>
    <style:style style:name="T9" style:family="text">
      <style:text-properties officeooo:rsid="000a865d"/>
    </style:style>
    <style:style style:name="T10" style:family="text">
      <style:text-properties officeooo:rsid="000c7d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ELEMENTS</text:p>
      <text:p text:style-name="P2">FIRE</text:p>
      <text:list text:style-name="L1">
        <text:list-item>
          <text:p text:style-name="P3">Burn Mastery</text:p>
          <text:list>
            <text:list-item>
              <text:p text:style-name="P4">Grants BurnResist 1.</text:p>
            </text:list-item>
            <text:list-item>
              <text:p text:style-name="P5">Burn value is multiplied by 2 on hit.</text:p>
              <text:list>
                <text:list-item>
                  <text:p text:style-name="P6">This number increases by 1 each time this passive is selected.</text:p>
                </text:list-item>
              </text:list>
            </text:list-item>
            <text:list-item>
              <text:p text:style-name="P5">Spells that deal Fire damage take 15% less mana.</text:p>
            </text:list-item>
          </text:list>
        </text:list-item>
        <text:list-item>
          <text:p text:style-name="P7">Scorched Form</text:p>
          <text:list>
            <text:list-item>
              <text:p text:style-name="P8">Gain 0.5 base S<text:span text:style-name="T1">TR</text:span> for 5 seconds after casting a Fire spell.</text:p>
            </text:list-item>
            <text:list-item>
              <text:p text:style-name="P8">Fire spells have 10% less cooldown.</text:p>
            </text:list-item>
          </text:list>
        </text:list-item>
        <text:list-item>
          <text:p text:style-name="P9"><text:span text:style-name="T2">A</text:span><text:span text:style-name="T1">light</text:span></text:p>
          <text:list>
            <text:list-item>
              <text:p text:style-name="P8">Gain ManaGeneration 3.</text:p>
            </text:list-item>
            <text:list-item>
              <text:p text:style-name="P8">Gain PowerfulCasting 1.</text:p>
            </text:list-item>
            <text:list-item>
              <text:p text:style-name="P8">Fire spells do 10% more damage. </text:p>
            </text:list-item>
          </text:list>
        </text:list-item>
      </text:list>
      <text:p text:style-name="P2">WATER</text:p>
      <text:list text:style-name="L2">
        <text:list-item>
          <text:p text:style-name="P10">Chill Mastery</text:p>
          <text:list>
            <text:list-item>
              <text:p text:style-name="P10">Grants ChillResist 1.</text:p>
            </text:list-item>
            <text:list-item>
              <text:p text:style-name="P11">Chill value is multiplied by 2 on hit.</text:p>
              <text:list>
                <text:list-item>
                  <text:p text:style-name="P12">This number increases by 1 each time this passive is selected.</text:p>
                </text:list-item>
              </text:list>
            </text:list-item>
            <text:list-item>
              <text:p text:style-name="P11">Spells that deal Water damage take 15% less mana.</text:p>
            </text:list-item>
          </text:list>
        </text:list-item>
        <text:list-item>
          <text:p text:style-name="P13">Fluid Technique</text:p>
          <text:list>
            <text:list-item>
              <text:p text:style-name="P14">Gain 0.5 base F<text:span text:style-name="T1">OR</text:span> for 5 seconds after casting a Water spell.</text:p>
            </text:list-item>
            <text:list-item>
              <text:p text:style-name="P14">Water spells have 10% less cooldown.</text:p>
            </text:list-item>
          </text:list>
        </text:list-item>
        <text:list-item>
          <text:p text:style-name="P10"><text:span text:style-name="T2">Awash</text:span></text:p>
          <text:list>
            <text:list-item>
              <text:p text:style-name="P14">Gain ManaGeneration 3.</text:p>
            </text:list-item>
            <text:list-item>
              <text:p text:style-name="P14">Gain ForcefulCasting 1.</text:p>
            </text:list-item>
            <text:list-item>
              <text:p text:style-name="P14">Water spells do 10% more damage. </text:p>
            </text:list-item>
          </text:list>
        </text:list-item>
      </text:list>
      <text:p text:style-name="P2">EARTH</text:p>
      <text:list text:style-name="L3">
        <text:list-item>
          <text:p text:style-name="P15"><text:span text:style-name="T3">Shatter Mastery</text:span></text:p>
          <text:list>
            <text:list-item>
              <text:p text:style-name="P16">Grants ShatterResist 1.</text:p>
            </text:list-item>
            <text:list-item>
              <text:p text:style-name="P17">Shatter value is multiplied by 2 on hit.</text:p>
              <text:list>
                <text:list-item>
                  <text:p text:style-name="P18">This number increases by 1 each time this passive is selected.</text:p>
                </text:list-item>
              </text:list>
            </text:list-item>
            <text:list-item>
              <text:p text:style-name="P17">Spells that deal Earth damage take 15% less mana.</text:p>
            </text:list-item>
          </text:list>
        </text:list-item>
        <text:list-item>
          <text:p text:style-name="P19">Firm Guard</text:p>
          <text:list>
            <text:list-item>
              <text:p text:style-name="P20">Gain 0.5 base E<text:span text:style-name="T1">ND</text:span> for 5 seconds after casting a<text:span text:style-name="T1">n</text:span> <text:span text:style-name="T1">Earth</text:span> spell.</text:p>
            </text:list-item>
            <text:list-item>
              <text:p text:style-name="P20">Earth spells have 10% less cooldown.</text:p>
            </text:list-item>
          </text:list>
        </text:list-item>
        <text:list-item>
          <text:p text:style-name="P21"><text:span text:style-name="T1">Aerde</text:span></text:p>
          <text:list>
            <text:list-item>
              <text:p text:style-name="P20">Gain ManaGeneration 3.</text:p>
            </text:list-item>
            <text:list-item>
              <text:p text:style-name="P20">Gain StalwartCasting 1.</text:p>
            </text:list-item>
            <text:list-item>
              <text:p text:style-name="P20">Earth spells do 10% more damage. </text:p>
            </text:list-item>
          </text:list>
        </text:list-item>
      </text:list>
      <text:p text:style-name="P2">WIND</text:p>
      <text:list text:style-name="L4">
        <text:list-item>
          <text:p text:style-name="P22">Shock Mastery</text:p>
          <text:list>
            <text:list-item>
              <text:p text:style-name="P23">Grants ShockResist 1.</text:p>
            </text:list-item>
            <text:list-item>
              <text:p text:style-name="P24">Shock value is multiplied by 2 on hit.</text:p>
              <text:list>
                <text:list-item>
                  <text:p text:style-name="P25">This number increases by 1 each time this passive is selected.</text:p>
                </text:list-item>
              </text:list>
            </text:list-item>
            <text:list-item>
              <text:p text:style-name="P24">Spells that deal Wind damage take 15% less mana.</text:p>
            </text:list-item>
          </text:list>
        </text:list-item>
        <text:list-item>
          <text:p text:style-name="P26">Fleet Footed</text:p>
          <text:list>
            <text:list-item>
              <text:p text:style-name="P27"><text:soft-page-break/>Gain 0.5 base S<text:span text:style-name="T1">PD</text:span> for 5 seconds after casting a Wind spell.</text:p>
            </text:list-item>
            <text:list-item>
              <text:p text:style-name="P27">Wind spells have 10% less cooldown.</text:p>
            </text:list-item>
          </text:list>
        </text:list-item>
        <text:list-item>
          <text:p text:style-name="P28"><text:span text:style-name="T1">Aloft</text:span></text:p>
          <text:list>
            <text:list-item>
              <text:p text:style-name="P27">Gain ManaGeneration 3.</text:p>
            </text:list-item>
            <text:list-item>
              <text:p text:style-name="P27">Gain AgileCasting 1.</text:p>
            </text:list-item>
            <text:list-item>
              <text:p text:style-name="P27">Wind spells do 10% more damage. </text:p>
            </text:list-item>
          </text:list>
        </text:list-item>
      </text:list>
      <text:p text:style-name="P29"/>
      <text:p text:style-name="P1">ADVANCED ELEMENTS</text:p>
      <text:p text:style-name="P2">LIGHT</text:p>
      <text:list text:style-name="L5">
        <text:list-item>
          <text:p text:style-name="P30">Warden</text:p>
          <text:list>
            <text:list-item>
              <text:p text:style-name="P31">If a creature dealing damage to you is considered to be Evil, take 10% less damage.</text:p>
            </text:list-item>
            <text:list-item>
              <text:p text:style-name="P31">Healing retriggers on you for 50% efficacy after 5 seconds of delay.</text:p>
              <text:list>
                <text:list-item>
                  <text:p text:style-name="P32">Stacks after this should happen afterwards, continuing to decrease in halves; 25% efficacy, 12.5% efficacy, etc.</text:p>
                </text:list-item>
              </text:list>
            </text:list-item>
            <text:list-item>
              <text:p text:style-name="P33">Gain LifeGeneration <text:span text:style-name="T4">2.</text:span></text:p>
            </text:list-item>
          </text:list>
        </text:list-item>
        <text:list-item>
          <text:p text:style-name="P34">Seeker</text:p>
          <text:list>
            <text:list-item>
              <text:p text:style-name="P35">Increase the range of your spells by <text:span text:style-name="T4">3</text:span> for <text:span text:style-name="T4">10</text:span> seconds after casting a Light spell.</text:p>
              <text:list>
                <text:list-item>
                  <text:p text:style-name="P32">May have to introduce a new passive for this effect, but I’m not sure. It’s effectively Extend or GumGum for spells. Perhaps we call it Sharpshooter?</text:p>
                </text:list-item>
              </text:list>
            </text:list-item>
            <text:list-item>
              <text:p text:style-name="P35">All Light spells’ ranges are increased by <text:span text:style-name="T5">5</text:span>.</text:p>
            </text:list-item>
            <text:list-item>
              <text:p text:style-name="P36">Gain StalwartCasting 1.</text:p>
            </text:list-item>
          </text:list>
        </text:list-item>
        <text:list-item>
          <text:p text:style-name="P37">Mender</text:p>
          <text:list>
            <text:list-item>
              <text:p text:style-name="P36">Spending Energy converts 50% of the spent Energy into mana.</text:p>
              <text:list>
                <text:list-item>
                  <text:p text:style-name="P38">This will likely need a numbers tweak!</text:p>
                </text:list-item>
              </text:list>
            </text:list-item>
            <text:list-item>
              <text:p text:style-name="P35">Grants ManaGen<text:span text:style-name="T6">eration</text:span> 5.</text:p>
            </text:list-item>
            <text:list-item>
              <text:p text:style-name="P39"><text:span text:style-name="T4">Light</text:span> spells deal <text:span text:style-name="T4">15</text:span>% more damage.</text:p>
            </text:list-item>
            <text:list-item>
              <text:p text:style-name="P39"><text:span text:style-name="T4">Light</text:span> spells cost <text:span text:style-name="T4">15</text:span>% less mana to cast.</text:p>
            </text:list-item>
            <text:list-item>
              <text:p text:style-name="P36">Light spells have 15% less cooldown.</text:p>
            </text:list-item>
          </text:list>
        </text:list-item>
      </text:list>
      <text:p text:style-name="P2">DARK</text:p>
      <text:list text:style-name="L6">
        <text:list-item>
          <text:p text:style-name="P40">Shadowbringer</text:p>
          <text:list>
            <text:list-item>
              <text:p text:style-name="P41">If a creature dealing damage to you is considered to be Good, take 10% less damage.</text:p>
            </text:list-item>
            <text:list-item>
              <text:p text:style-name="P41">After taking self-damage, gain Lifesteal 10 for 10 seconds.</text:p>
            </text:list-item>
            <text:list-item>
              <text:p text:style-name="P42">Gain Primordial 1. <text:span text:style-name="T7">If your target is </text:span><text:span text:style-name="T2">5 or more </text:span><text:span text:style-name="T7">Potential </text:span><text:span text:style-name="T2">higher </text:span><text:span text:style-name="T7">than you, this is doubled.</text:span></text:p>
            </text:list-item>
          </text:list>
        </text:list-item>
        <text:list-item>
          <text:p text:style-name="P43">Iconoclast</text:p>
          <text:list>
            <text:list-item>
              <text:p text:style-name="P44">Gain <text:span text:style-name="T5">10</text:span>% of your target’s current Power as Power for yourself (not base). </text:p>
            </text:list-item>
            <text:list-item>
              <text:p text:style-name="P41">For every 5% HP difference between you and your target, gain PureDamage 1.</text:p>
            </text:list-item>
            <text:list-item>
              <text:p text:style-name="P45">Gain <text:span text:style-name="T4">PowerfulCasting 1.</text:span></text:p>
            </text:list-item>
          </text:list>
        </text:list-item>
        <text:list-item>
          <text:p text:style-name="P43"><text:span text:style-name="T8">Survivor</text:span></text:p>
          <text:list>
            <text:list-item>
              <text:p text:style-name="P44">Dealing self-damage gives you <text:span text:style-name="T4">20</text:span>% of the damage’s value in mana and energy.</text:p>
              <text:list>
                <text:list-item>
                  <text:p text:style-name="P46">I don’t know how this calculation works! Will likely need some slight changing!</text:p>
                </text:list-item>
              </text:list>
            </text:list-item>
            <text:list-item>
              <text:p text:style-name="P45">Grants ManaGen<text:span text:style-name="T6">eration</text:span> 5.</text:p>
            </text:list-item>
            <text:list-item>
              <text:p text:style-name="P45">Dark spells deal <text:span text:style-name="T4">20</text:span>% more damage.</text:p>
            </text:list-item>
            <text:list-item>
              <text:p text:style-name="P45">Dark spells cost <text:span text:style-name="T4">10</text:span>% less mana to cast.</text:p>
            </text:list-item>
            <text:list-item>
              <text:p text:style-name="P47">Dark spells have 15% less cooldown.</text:p>
            </text:list-item>
          </text:list>
        </text:list-item>
      </text:list>
      <text:p text:style-name="P2">TIME</text:p>
      <text:list text:style-name="L7">
        <text:list-item>
          <text:p text:style-name="P48">Past</text:p>
          <text:list>
            <text:list-item>
              <text:p text:style-name="P49">Gain 2 Godspeed for 15 seconds whenever you cast a Time spell.</text:p>
            </text:list-item>
            <text:list-item>
              <text:p text:style-name="P49">Whenever an enemy hits you, <text:span text:style-name="T9">each hit has a 25% chance to inflict 1 stack of Cripple.</text:span></text:p>
              <text:list>
                <text:list-item>
                  <text:p text:style-name="P50"><text:soft-page-break/>The chance increases by 25% each tier of the passive. The amount is the same.</text:p>
                </text:list-item>
              </text:list>
            </text:list-item>
            <text:list-item>
              <text:p text:style-name="P49">For every 10 Cripple on your target, gain PureReduction 1.</text:p>
            </text:list-item>
          </text:list>
        </text:list-item>
        <text:list-item>
          <text:p text:style-name="P48">Present</text:p>
          <text:list>
            <text:list-item>
              <text:p text:style-name="P49">Successfully using a counter deals double the damage it normally would on an opponent.</text:p>
              <text:list>
                <text:list-item>
                  <text:p text:style-name="P51">This “scales by 1” each time this is selected (triples, quadruples, etc).</text:p>
                </text:list-item>
              </text:list>
            </text:list-item>
            <text:list-item>
              <text:p text:style-name="P52">Passively gain 10% more Tension.</text:p>
            </text:list-item>
            <text:list-item>
              <text:p text:style-name="P53">Gain AgileCasting 1.</text:p>
            </text:list-item>
          </text:list>
        </text:list-item>
        <text:list-item>
          <text:p text:style-name="P48">Future</text:p>
          <text:list>
            <text:list-item>
              <text:p text:style-name="P52">Successfully landing spells refunds 50% of their cost.</text:p>
            </text:list-item>
            <text:list-item>
              <text:p text:style-name="P53">Grants ManaGen<text:span text:style-name="T6">eration</text:span> 5.</text:p>
            </text:list-item>
            <text:list-item>
              <text:p text:style-name="P53">Time spells deal 10% more damage.</text:p>
            </text:list-item>
            <text:list-item>
              <text:p text:style-name="P53">Time spells cost 15% less mana to cast.</text:p>
            </text:list-item>
            <text:list-item>
              <text:p text:style-name="P53">Time spells have 20% less cooldown.</text:p>
            </text:list-item>
          </text:list>
        </text:list-item>
      </text:list>
      <text:p text:style-name="P2">SPACE</text:p>
      <text:list text:style-name="L8">
        <text:list-item>
          <text:p text:style-name="P54">Relativity</text:p>
          <text:list>
            <text:list-item>
              <text:p text:style-name="P55">For each 1 PureDamage your opponent has, gain 0.5 PureReduction.</text:p>
            </text:list-item>
            <text:list-item>
              <text:p text:style-name="P55">For each 1 PureReduction your opponent has, gain 0.5 PureDamage.</text:p>
            </text:list-item>
            <text:list-item>
              <text:p text:style-name="P56">G<text:span text:style-name="T5">ain</text:span> 1 ShearResist and 1 CrippleResist.</text:p>
            </text:list-item>
          </text:list>
        </text:list-item>
        <text:list-item>
          <text:p text:style-name="P57">Linearity</text:p>
          <text:list>
            <text:list-item>
              <text:p text:style-name="P55">Gain Superdash for 2.5 seconds after casting a Space spell.</text:p>
              <text:list>
                <text:list-item>
                  <text:p text:style-name="P58">The timer increases by 2.5 seconds per selection.</text:p>
                </text:list-item>
              </text:list>
            </text:list-item>
            <text:list-item>
              <text:p text:style-name="P59">You gain Fatigue and lose Capacity at half of the normal rate.</text:p>
              <text:list>
                <text:list-item>
                  <text:p text:style-name="P60">Taking more of this selection cuts it into a third, then a fourth, etc.</text:p>
                </text:list-item>
              </text:list>
            </text:list-item>
            <text:list-item>
              <text:p text:style-name="P55">Gain 1 AgileCasting.</text:p>
            </text:list-item>
          </text:list>
        </text:list-item>
        <text:list-item>
          <text:p text:style-name="P57">Kinematics</text:p>
          <text:list>
            <text:list-item>
              <text:p text:style-name="P61">Gain <text:span text:style-name="T10">ManaCapMult 50.</text:span></text:p>
            </text:list-item>
            <text:list-item>
              <text:p text:style-name="P61">Gain ManaGen<text:span text:style-name="T6">eration</text:span> 5.</text:p>
            </text:list-item>
            <text:list-item>
              <text:p text:style-name="P61">Space spells deal 15% more damage.</text:p>
            </text:list-item>
            <text:list-item>
              <text:p text:style-name="P61">Space spells cost 20% less mana to cast.</text:p>
            </text:list-item>
            <text:list-item>
              <text:p text:style-name="P61">Space spells have 10% less cooldown.</text:p>
            </text:list-item>
          </text:list>
        </text:list-item>
      </text:list>
      <text:p text:style-name="P62"/>
      <text:p text:style-name="P63">NEW PASSIVES</text:p>
      <text:p text:style-name="P64">RESISTS</text:p>
      <text:p text:style-name="P65">This is a cumulative category. All passives in this section function as DebuffResistance does; however, they only work on their specific debuff (listed in the first part of their name). <text:span text:style-name="T7">These will also, more than likely, be redistributed to a lot of the things that give DebuffResistance.</text:span></text:p>
      <text:list text:style-name="L9">
        <text:list-item>
          <text:p text:style-name="P66">BurnResist</text:p>
          <text:list>
            <text:list-item>
              <text:p text:style-name="P67">Divides Burn stacks taken by (1+passive amount).</text:p>
            </text:list-item>
          </text:list>
        </text:list-item>
        <text:list-item>
          <text:p text:style-name="P66">ChillResist</text:p>
          <text:list>
            <text:list-item>
              <text:p text:style-name="P67">Divides Chill stacks taken by (1+passive amount).</text:p>
            </text:list-item>
          </text:list>
        </text:list-item>
        <text:list-item>
          <text:p text:style-name="P66">ShatterResist</text:p>
          <text:list>
            <text:list-item>
              <text:p text:style-name="P67">Divides Shatter stacks taken by (1+passive amount).</text:p>
            </text:list-item>
          </text:list>
        </text:list-item>
        <text:list-item>
          <text:p text:style-name="P66">ShockResist</text:p>
          <text:list>
            <text:list-item>
              <text:p text:style-name="P67">Divides Shock stacks taken by (1+passive amount).</text:p>
            </text:list-item>
          </text:list>
        </text:list-item>
        <text:list-item>
          <text:p text:style-name="P66">ShearResist</text:p>
          <text:list>
            <text:list-item>
              <text:p text:style-name="P67">Divides Shear stacks taken by (1+passive amount).</text:p>
            </text:list-item>
          </text:list>
        </text:list-item>
        <text:list-item>
          <text:p text:style-name="P66">CrippleResist</text:p>
          <text:list>
            <text:list-item>
              <text:p text:style-name="P67">Divides Cripple stacks taken by (1+passive amount).</text:p>
            </text:list-item>
          </text:list>
        </text:list-item>
      </text:list>
      <text:p text:style-name="P68"><text:soft-page-break/>CASTINGS</text:p>
      <text:p text:style-name="P69">This is a cumulative category. All passives in this section increase damage dealt by spells using a specific statistic. The closest analogous passives would be something like SpiritSword/SpiritHand.</text:p>
      <text:list text:style-name="L10">
        <text:list-item>
          <text:p text:style-name="P70">PowerfulCasting</text:p>
          <text:list>
            <text:list-item>
              <text:p text:style-name="P71">Adds STR to damage. 1:1 ratio.</text:p>
            </text:list-item>
          </text:list>
        </text:list-item>
        <text:list-item>
          <text:p text:style-name="P70">ForcefulCasting</text:p>
          <text:list>
            <text:list-item>
              <text:p text:style-name="P71">Adds additional FOR to damage. 1:1 ratio.</text:p>
            </text:list-item>
          </text:list>
        </text:list-item>
        <text:list-item>
          <text:p text:style-name="P70">AgileCasting</text:p>
          <text:list>
            <text:list-item>
              <text:p text:style-name="P71">Adds SPD to damage. 1:1 ratio.</text:p>
            </text:list-item>
          </text:list>
        </text:list-item>
        <text:list-item>
          <text:p text:style-name="P70">StalwartCasting</text:p>
          <text:list>
            <text:list-item>
              <text:p text:style-name="P71">Adds END to damage. 1:1 ratio.</text:p>
            </text:list-item>
          </text:list>
        </text:list-item>
      </text:list>
      <text:p text:style-name="P72"/>
      <text:p text:style-name="P73">This will additionally sprawl into both a gestalt style and a gestalt buff in the future, though going about designing that is probably going to need a bit of help from the others. In terms of just mage passives, this is it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8:43:15.999282800</meta:creation-date>
    <dc:date>2026-04-10T20:56:15.958480000</dc:date>
    <meta:editing-duration>PT4M19S</meta:editing-duration>
    <meta:editing-cycles>1</meta:editing-cycles>
    <meta:document-statistic meta:table-count="0" meta:image-count="0" meta:object-count="0" meta:page-count="4" meta:paragraph-count="148" meta:word-count="1096" meta:character-count="5836" meta:non-whitespace-character-count="5015"/>
    <meta:generator>LibreOffice/26.2.1.2$Windows_X86_64 LibreOffice_project/620$Build-2</meta:generator>
  </office:meta>
</office:document-meta>
</file>